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2a6099" loext:opacity="100%" style:font-name="apple-system" fo:letter-spacing="normal" fo:font-style="normal" fo:font-weight="bold" style:font-weight-asian="bold" style:font-weight-complex="bold"/>
    </style:style>
    <style:style style:name="P2" style:family="paragraph" style:parent-style-name="Standard">
      <style:text-properties officeooo:rsid="0006bd45" officeooo:paragraph-rsid="000844ee"/>
    </style:style>
    <style:style style:name="P3" style:family="paragraph" style:parent-style-name="Standard">
      <style:text-properties fo:font-style="italic" fo:font-weight="bold" officeooo:rsid="0006bd45" officeooo:paragraph-rsid="0006bd45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rsid="000a2b3c" officeooo:paragraph-rsid="000a2b3c"/>
    </style:style>
    <style:style style:name="P5" style:family="paragraph" style:parent-style-name="Standard">
      <style:text-properties officeooo:rsid="000ad420" officeooo:paragraph-rsid="000ad420"/>
    </style:style>
    <style:style style:name="P6" style:family="paragraph" style:parent-style-name="Standard">
      <style:text-properties officeooo:rsid="000d6a4c" officeooo:paragraph-rsid="000d6a4c"/>
    </style:style>
    <style:style style:name="P7" style:family="paragraph" style:parent-style-name="Standard">
      <style:text-properties officeooo:rsid="000d90a7" officeooo:paragraph-rsid="000d90a7"/>
    </style:style>
    <style:style style:name="P8" style:family="paragraph" style:parent-style-name="Standard">
      <style:text-properties fo:font-weight="bold" officeooo:rsid="000d90a7" officeooo:paragraph-rsid="000d90a7" style:font-weight-asian="bold" style:font-weight-complex="bold"/>
    </style:style>
    <style:style style:name="P9" style:family="paragraph" style:parent-style-name="Standard">
      <style:text-properties fo:font-weight="bold" officeooo:rsid="000d6a4c" officeooo:paragraph-rsid="000d6a4c" style:font-weight-asian="bold" style:font-weight-complex="bold"/>
    </style:style>
    <style:style style:name="P10" style:family="paragraph" style:parent-style-name="Standard">
      <style:text-properties fo:font-weight="bold" officeooo:rsid="000844ee" officeooo:paragraph-rsid="000844ee" style:font-weight-asian="bold" style:font-weight-complex="bold"/>
    </style:style>
    <style:style style:name="P11" style:family="paragraph" style:parent-style-name="Standard">
      <style:text-properties fo:font-weight="bold" officeooo:rsid="0011bf05" officeooo:paragraph-rsid="0011bf05" style:font-weight-asian="bold" style:font-weight-complex="bold"/>
    </style:style>
    <style:style style:name="P12" style:family="paragraph" style:parent-style-name="Standard">
      <style:text-properties officeooo:rsid="0010870b" officeooo:paragraph-rsid="0010870b"/>
    </style:style>
    <style:style style:name="P13" style:family="paragraph" style:parent-style-name="Standard">
      <style:text-properties officeooo:rsid="0010870b" officeooo:paragraph-rsid="00137d87"/>
    </style:style>
    <style:style style:name="P14" style:family="paragraph" style:parent-style-name="Standard">
      <style:text-properties officeooo:rsid="001105e8" officeooo:paragraph-rsid="001105e8"/>
    </style:style>
    <style:style style:name="P15" style:family="paragraph" style:parent-style-name="Standard">
      <style:text-properties officeooo:rsid="00110675" officeooo:paragraph-rsid="00110675"/>
    </style:style>
    <style:style style:name="P16" style:family="paragraph" style:parent-style-name="Standard">
      <style:text-properties officeooo:rsid="0011bf05" officeooo:paragraph-rsid="0011bf05"/>
    </style:style>
    <style:style style:name="P17" style:family="paragraph" style:parent-style-name="Standard">
      <style:text-properties officeooo:rsid="00137d87" officeooo:paragraph-rsid="00137d87"/>
    </style:style>
    <style:style style:name="P18" style:family="paragraph" style:parent-style-name="Standard">
      <style:text-properties officeooo:rsid="001105e8" officeooo:paragraph-rsid="001105e8"/>
    </style:style>
    <style:style style:name="P19" style:family="paragraph" style:parent-style-name="Standard">
      <style:text-properties officeooo:rsid="00182c15" officeooo:paragraph-rsid="00182c15"/>
    </style:style>
    <style:style style:name="P20" style:family="paragraph" style:parent-style-name="Standard">
      <style:text-properties officeooo:rsid="000d6a4c" officeooo:paragraph-rsid="000d6a4c"/>
    </style:style>
    <style:style style:name="P21" style:family="paragraph" style:parent-style-name="Standard">
      <style:text-properties fo:font-weight="bold" officeooo:rsid="000d6a4c" officeooo:paragraph-rsid="00182c15" style:font-weight-asian="bold" style:font-weight-complex="bold"/>
    </style:style>
    <style:style style:name="P22" style:family="paragraph" style:parent-style-name="Standard">
      <style:text-properties officeooo:rsid="00110675" officeooo:paragraph-rsid="000d6a4c"/>
    </style:style>
    <style:style style:name="P23" style:family="paragraph" style:parent-style-name="Standard">
      <style:text-properties officeooo:rsid="00185e4b" officeooo:paragraph-rsid="00185e4b"/>
    </style:style>
    <style:style style:name="T1" style:family="text">
      <style:text-properties officeooo:rsid="000844ee"/>
    </style:style>
    <style:style style:name="T2" style:family="text">
      <style:text-properties officeooo:rsid="000a2b3c"/>
    </style:style>
    <style:style style:name="T3" style:family="text">
      <style:text-properties officeooo:rsid="000b94b2"/>
    </style:style>
    <style:style style:name="T4" style:family="text">
      <style:text-properties officeooo:rsid="000c4129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officeooo:rsid="0010870b"/>
    </style:style>
    <style:style style:name="T8" style:family="text">
      <style:text-properties officeooo:rsid="00110675"/>
    </style:style>
    <style:style style:name="T9" style:family="text">
      <style:text-properties officeooo:rsid="0011764f"/>
    </style:style>
    <style:style style:name="T10" style:family="text">
      <style:text-properties officeooo:rsid="00137d87"/>
    </style:style>
    <style:style style:name="T11" style:family="text">
      <style:text-properties officeooo:rsid="0015925f"/>
    </style:style>
    <style:style style:name="T12" style:family="text">
      <style:text-properties officeooo:rsid="0016f120"/>
    </style:style>
    <style:style style:name="T13" style:family="text">
      <style:text-properties officeooo:rsid="00182c15"/>
    </style:style>
    <style:style style:name="T14" style:family="text">
      <style:text-properties officeooo:rsid="001105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32329527841_50"/>Entrega Apartat 1 Enunciat i temporalització</text:h>
      <text:p text:style-name="Standard"/>
      <text:p text:style-name="Standard"/>
      <text:p text:style-name="P3"><text:span text:style-name="T1">APP </text:span><text:span text:style-name="T2">MULTIPLATAFORMA </text:span><text:span text:style-name="T1">DE PODCASTS </text:span><text:s/><text:span text:style-name="T4">(de moment sense nom)</text:span></text:p>
      <text:p text:style-name="Standard"/>
      <text:p text:style-name="Standard"/>
      <text:p text:style-name="P10">Que es un podcast? </text:p>
      <text:p text:style-name="P2"/>
      <text:p text:style-name="P2"><text:span text:style-name="T1">Resumint un podcast es una reunió de 2 o més persones que parlen sobre 1 o més tòpics </text:span><text:span text:style-name="T2">(temes) i a darrere hi ha una audiència que no està en el lloc físic de la reunió.</text:span></text:p>
      <text:p text:style-name="P4"/>
      <text:p text:style-name="P4">Es pot seguir tant per mòbil, com per ordinador, tablet, televisor...etc. Pot ser també transmissió en viu o en VOD o sigui que ja està al nuvol emmagatzemat. </text:p>
      <text:p text:style-name="P4"/>
      <text:p text:style-name="P8">Idea principal:</text:p>
      <text:p text:style-name="P4"/>
      <text:p text:style-name="P5">En principi la primera part del projecte consistir<text:span text:style-name="T3">à</text:span> en fer la app en l’escriptori, una vegada feta i funcionant l’ideal seria poder traspassar-ho cap a mòbil, en aquest cas Android.</text:p>
      <text:p text:style-name="P5"/>
      <text:p text:style-name="P8">En que consistirà la app de escriptori (visió general):</text:p>
      <text:p text:style-name="P7"/>
      <text:p text:style-name="P7">Adjuntar una pantalla principal on hi hagui la llista de tots els podcasts que estan disponibles. M’agradaria que es mostrin en forma més gràfica, amb la imatge del podcast i una breu descripció.</text:p>
      <text:p text:style-name="P7">Aquesta pantalla també tindrà no només la llista dels podcast sinó que un menú on puguem navegar, per buscar podcasts que es paguen, que son gratuïts...etc.</text:p>
      <text:p text:style-name="P7"/>
      <text:p text:style-name="P7">Hi ha d’haver una pàgina de registre que es mostri en el menú de per a poder després comprar els podcasts. Això s’emmagatzemar<text:span text:style-name="T10">à</text:span> en una BBDD, de moment en SQL com la mysql.</text:p>
      <text:p text:style-name="P7"/>
      <text:p text:style-name="P7">Al clicar sobre una de les icones de<text:span text:style-name="T7">ls</text:span> podcast ens portara amb una pàgina on es mostrarà en podcast en gran, pot ser en vídeo o només àudio i al costat la descripció, qui apareix, de que tracten...etc.etc.</text:p>
      <text:p text:style-name="P5"/>
      <text:p text:style-name="P12">També hi haurà una opció en la que es pot guardar els teus podcasts que més t'agradin i després poder mirar-los (com una llibrera). Aquesta llibreria s’obrirà des del menú i els podcasts es guardaran des de les pàgines que els mostren.</text:p>
      <text:p text:style-name="P12"/>
      <text:p text:style-name="P17">La part més diferent a les altres i en una part serà innovació cap a les apps de podcasts globals, es que es pugui retransmetre en viu el teu propi podcast. Implicarà sincronització del servidor amb el usuari transmissor i tots els altres usuaris. <text:s/>(He de <text:span text:style-name="T11">informar-me més sobre el tema)</text:span>.</text:p>
      <text:p text:style-name="P13"/>
      <text:p text:style-name="P14">Si disposo de temps hi ha també la idea de poder fer una cerca per poder buscar aquests podcasts.</text:p>
      <text:p text:style-name="P5"/>
      <text:p text:style-name="P7">Estimació total (fins mitjans de 2<text:span text:style-name="T5">n </text:span><text:span text:style-name="T6">trimestre</text:span>)</text:p>
      <text:p text:style-name="P7"/>
      <text:p text:style-name="P8">En que consistirà la <text:span text:style-name="T13">segona Part </text:span>(visió general):</text:p>
      <text:p text:style-name="P5"/>
      <text:p text:style-name="P14">Després de tenir la part de escriptori acabada la intentaríem passar a<text:span text:style-name="T13">mb una Web</text:span>.</text:p>
      <text:p text:style-name="P14"/>
      <text:p text:style-name="P19">Tindra les parts<text:span text:style-name="T14"> principals: </text:span>E<text:span text:style-name="T14">scoltar els podcasts mes populars, </text:span>informació sobre cada podcast i si s’escau es pot tenir una cerca del llistat i veure podcasts en viu.</text:p>
      <text:p text:style-name="P21"/>
      <text:p text:style-name="P9"><text:soft-page-break/></text:p>
      <text:p text:style-name="P9">Tecnologies en ús:</text:p>
      <text:p text:style-name="P6"/>
      <text:p text:style-name="P19">Ell llenguatge a escollir serà Java.</text:p>
      <text:p text:style-name="P6"/>
      <text:p text:style-name="P7">MYSQL per la <text:span text:style-name="T13">BBDD</text:span>.</text:p>
      <text:p text:style-name="P22"/>
      <text:p text:style-name="P15"><text:span text:style-name="T13">E</text:span>l eclipse <text:span text:style-name="T13">aporta eines per crear pantalles </text:span>i allà podré programar en Java.</text:p>
      <text:p text:style-name="P6"/>
      <text:p text:style-name="P23">També hi haurà la part de HTML i CSS per la web i si vec que hem fa falta puc introduïr javascript.</text:p>
      <text:p text:style-name="P6"/>
      <text:p text:style-name="P8">Eïnes de ús:</text:p>
      <text:p text:style-name="P7"/>
      <text:p text:style-name="P7">Eclipse, codeblocks, <text:span text:style-name="T9">Android Studio</text:span>,windows forms...etc.</text:p>
      <text:p text:style-name="P6"/>
      <text:p text:style-name="P11">Eïnes de temporalització:</text:p>
      <text:p text:style-name="P16"/>
      <text:p text:style-name="P16">La eina principal que utilitzaré serà la de kanbantool. <text:span text:style-name="T12">Permet gestionar les tasques que faràs amb temps limiti i temps real, pots també veure i compartir tot el teu kanban.</text:span></text:p>
      <text:p text:style-name="P4"><text:a xlink:type="simple" xlink:href="https://gkalinov.kanbantool.com/b/763587" text:style-name="Internet_20_link" text:visited-style-name="Visited_20_Internet_20_Link"/></text:p>
      <text:p text:style-name="P4"><text:a xlink:type="simple" xlink:href="https://gkalinov.kanbantool.com/b/763587" text:style-name="Internet_20_link" text:visited-style-name="Visited_20_Internet_20_Link">https://gkalinov.kanbantool.com/b/763587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9-22T18:53:14.127318652</meta:creation-date>
    <dc:date>2021-10-27T19:00:34.950466057</dc:date>
    <meta:editing-duration>PT1H3M21S</meta:editing-duration>
    <meta:editing-cycles>15</meta:editing-cycles>
    <meta:generator>LibreOffice/7.1.4.2$Linux_X86_64 LibreOffice_project/10$Build-2</meta:generator>
    <meta:document-statistic meta:table-count="0" meta:image-count="0" meta:object-count="0" meta:page-count="2" meta:paragraph-count="29" meta:word-count="512" meta:character-count="2936" meta:non-whitespace-character-count="2449"/>
  </office:meta>
</office:document-meta>
</file>